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e2738" officeooo:paragraph-rsid="000e2738"/>
    </style:style>
    <style:style style:name="P2" style:family="paragraph" style:parent-style-name="Standard">
      <style:text-properties fo:language="fr" fo:country="FR" officeooo:rsid="000f6b56" officeooo:paragraph-rsid="000f6b56"/>
    </style:style>
    <style:style style:name="P3" style:family="paragraph" style:parent-style-name="Standard">
      <style:text-properties fo:language="fr" fo:country="FR" officeooo:rsid="00130c45" officeooo:paragraph-rsid="00130c45"/>
    </style:style>
    <style:style style:name="P4" style:family="paragraph" style:parent-style-name="Standard">
      <style:text-properties fo:language="fr" fo:country="FR" officeooo:rsid="00143d2e" officeooo:paragraph-rsid="00143d2e"/>
    </style:style>
    <style:style style:name="P5" style:family="paragraph" style:parent-style-name="Standard">
      <style:text-properties fo:language="fr" fo:country="FR" officeooo:rsid="0015b2e4" officeooo:paragraph-rsid="0015b2e4"/>
    </style:style>
    <style:style style:name="P6" style:family="paragraph" style:parent-style-name="Standard">
      <style:text-properties fo:language="fr" fo:country="FR" officeooo:rsid="0018ee55" officeooo:paragraph-rsid="0018ee55"/>
    </style:style>
    <style:style style:name="P7" style:family="paragraph" style:parent-style-name="Standard">
      <style:text-properties fo:language="fr" fo:country="FR" officeooo:rsid="000e2738" officeooo:paragraph-rsid="000e2738"/>
    </style:style>
    <style:style style:name="P8" style:family="paragraph" style:parent-style-name="Standard">
      <style:text-properties fo:language="fr" fo:country="FR" officeooo:rsid="001a89c2" officeooo:paragraph-rsid="001a89c2"/>
    </style:style>
    <style:style style:name="T1" style:family="text">
      <style:text-properties officeooo:rsid="00112acc"/>
    </style:style>
    <style:style style:name="T2" style:family="text">
      <style:text-properties officeooo:rsid="001324d9"/>
    </style:style>
    <style:style style:name="T3" style:family="text">
      <style:text-properties officeooo:rsid="0018e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2">++</text:span></text:p>
      <text:p text:style-name="P1"/>
      <text:p text:style-name="P8">simulateur : https://www.onlinegdb.com/online_c++_compiler/</text:p>
      <text:p text:style-name="P1"/>
      <text:p text:style-name="P1">les “namespace” permettent au programmeur de donner le même nom à leur fonction (même si ce nom à déjà était utilisé)</text:p>
      <text:p text:style-name="P1"/>
      <text:p text:style-name="P5">s<text:span text:style-name="T3">td ::</text:span>cin&gt;&gt;x : affecte la valeur d’entrée à x</text:p>
      <text:p text:style-name="P2">s<text:span text:style-name="T3">td ::</text:span>cout&lt;&lt; … : on retourne (…)</text:p>
      <text:p text:style-name="P2">// :<text:span text:style-name="T1">com sur 1ligne</text:span></text:p>
      <text:p text:style-name="P2"/>
      <text:p text:style-name="P2">/* …</text:p>
      <text:p text:style-name="P2">*/ : <text:span text:style-name="T1">com sur plsr lignes</text:span></text:p>
      <text:p text:style-name="P2"/>
      <text:p text:style-name="P3">voir liste mots clès C++</text:p>
      <text:p text:style-name="P3"/>
      <text:p text:style-name="P3">manuel sur cpprefernce.com</text:p>
      <text:p text:style-name="P3"/>
      <text:p text:style-name="P4">booléens:bool</text:p>
      <text:p text:style-name="P4">caractères:char</text:p>
      <text:p text:style-name="P4"/>
      <text:p text:style-name="P4">f<text:span text:style-name="T3">loat:flotant sur 32 Bits </text:span></text:p>
      <text:p text:style-name="P6">double : flotant sur 64 Bi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7T14:57:44.299000000</meta:creation-date>
    <dc:date>2022-10-05T14:02:09.277000000</dc:date>
    <meta:editing-duration>PT2H53M8S</meta:editing-duration>
    <meta:editing-cycles>3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4" meta:word-count="73" meta:character-count="434" meta:non-whitespace-character-count="374"/>
  </office:meta>
</office:document-meta>
</file>